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6.054cm"/>
    </style:style>
    <style:style style:name="co6" style:family="table-column">
      <style:table-column-properties fo:break-before="auto" style:column-width="6.08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 style:data-style-name="N113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4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Wall Thickness / um</text:p>
          </table:table-cell>
          <table:table-cell table:style-name="ce1" office:value-type="string" calcext:value-type="string">
            <text:p>FSR / u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solidcore</text:p>
          </table:table-cell>
          <table:table-cell table:formula="of:=1534.1-1526.02" office:value-type="float" office:value="8.07999999999993" calcext:value-type="float">
            <text:p>8.0799999999999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534.11-1525.92" office:value-type="float" office:value="8.18999999999983" calcext:value-type="float">
            <text:p>8.18999999999983</text:p>
          </table:table-cell>
          <table:table-cell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534.1-1525.92" office:value-type="float" office:value="8.17999999999984" calcext:value-type="float">
            <text:p>8.17999999999984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533.58-1525.74" office:value-type="float" office:value="7.83999999999992" calcext:value-type="float">
            <text:p>7.83999999999992</text:p>
          </table:table-cell>
          <table:table-cell office:value-type="string" calcext:value-type="string">
            <text:p>unclear what is the fundamental mode here</text:p>
          </table:table-cell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8:51:43.275283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1:08:40.953217953</meta:creation-date>
    <dc:date>2022-04-25T09:46:34.943262038</dc:date>
    <meta:editing-duration>PT35M53S</meta:editing-duration>
    <meta:editing-cycles>6</meta:editing-cycles>
    <meta:generator>LibreOffice/7.3.3.1$Linux_X86_64 LibreOffice_project/30$Build-1</meta:generator>
    <meta:document-statistic meta:table-count="1" meta:cell-count="11" meta:object-count="0"/>
  </office:meta>
</office:document-meta>
</file>